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353cm" loext:contextual-spacing="false" fo:line-height="100%" fo:text-align="center" style:justify-single-word="false"/>
    </style:style>
    <style:style style:name="P2" style:family="paragraph" style:parent-style-name="Standard">
      <style:paragraph-properties fo:margin-top="0cm" fo:margin-bottom="0.353cm" loext:contextual-spacing="false" fo:line-height="100%" fo:text-align="justify" style:justify-single-word="false"/>
    </style:style>
    <style:style style:name="P3" style:family="paragraph" style:parent-style-name="Standard">
      <style:paragraph-properties fo:margin-top="0cm" fo:margin-bottom="0.353cm" loext:contextual-spacing="false" fo:line-height="100%" fo:text-align="center" style:justify-single-word="false"/>
      <style:text-properties fo:font-size="12pt" style:font-size-asian="12pt" style:font-size-complex="12pt"/>
    </style:style>
    <style:style style:name="P4" style:family="paragraph" style:parent-style-name="Standard" style:master-page-name="Standard">
      <style:paragraph-properties fo:margin-top="0cm" fo:margin-bottom="0.353cm" loext:contextual-spacing="false" fo:line-height="100%" fo:text-align="center" style:justify-single-word="false" style:page-number="1"/>
      <style:text-properties fo:font-size="18pt" style:font-size-asian="18pt" style:font-size-complex="18pt"/>
    </style:style>
    <style:style style:name="P5" style:family="paragraph" style:parent-style-name="Standard">
      <style:paragraph-properties fo:margin-top="0cm" fo:margin-bottom="0.353cm" loext:contextual-spacing="false" fo:line-height="100%" fo:text-align="center" style:justify-single-word="false"/>
      <style:text-properties fo:font-size="12pt" style:font-size-asian="12pt" style:font-size-complex="12pt"/>
    </style:style>
    <style:style style:name="P6" style:family="paragraph" style:parent-style-name="Standard">
      <style:paragraph-properties fo:margin-top="0cm" fo:margin-bottom="0.353cm" loext:contextual-spacing="false" fo:line-height="100%" fo:text-align="justify" style:justify-single-word="false"/>
      <style:text-properties fo:font-size="12pt" style:font-size-asian="12pt" style:font-size-complex="12pt"/>
    </style:style>
    <style:style style:name="P7" style:family="paragraph" style:parent-style-name="Standard">
      <style:paragraph-properties fo:margin-top="0cm" fo:margin-bottom="0.353cm" loext:contextual-spacing="false" fo:line-height="100%" fo:text-align="justify" style:justify-single-word="false"/>
      <style:text-properties fo:font-size="12pt" fo:font-style="italic" style:font-size-asian="12pt" style:font-style-asian="italic" style:font-size-complex="12pt"/>
    </style:style>
    <style:style style:name="T1" style:family="text">
      <style:text-properties fo:font-size="12pt" style:font-size-asian="12pt" style:font-size-complex="12pt"/>
    </style:style>
    <style:style style:name="T2" style:family="text">
      <style:text-properties fo:color="#1155cc" fo:font-size="12pt" style:text-underline-style="solid" style:text-underline-width="auto" style:text-underline-color="font-color"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evere Weather Appreciation Week</text:p>
      <text:p text:style-name="P3">[Comedy][Slice of Life]</text:p>
      <text:p text:style-name="P3">Autor: Cold in Gardez</text:p>
      <text:p text:style-name="P1"><text:span text:style-name="T1">Link: </text:span><text:a xlink:type="simple" xlink:href="https://www.fimfiction.net/story/385282/severe-weather-appreciation-week" text:style-name="Internet_20_link" text:visited-style-name="Visited_20_Internet_20_Link"><text:span text:style-name="T2">https://www.fimfiction.net/story/385282/severe-weather-appreciation-week</text:span></text:a></text:p>
      <text:p text:style-name="P3"/>
      <text:p text:style-name="P7">Wydawałoby się, że wszyscy mieszkańcy Equestrii powinni być zadowoleni z tego, że dzięki pegazom i ich zdolności kontroli pogody mogą cieszyć się wprost idealnymi warunkami, bez żadnych większych kataklizmów. Ale czy na pewno? I komu miałoby się to nie podobać? Na te pytania w swym najnowszym fanfiku postarał się odpowiedzieć Cold in Gardez, twórca m. in. „The Glass Blower” czy „All The Mortal Remains”.</text:p>
      <text:p text:style-name="P6">Niezadowolone z obecnego obrotu spraw okazują się być pegazy z brygady pogodowej Ponyville. Każdy z nich, nawet jeśli nie daje tego po sobie poznać, w głębi duszy pragnie wywołać coś spektakularnego – wielką burzę, tornado czy nawet huragan. Niestety, ograniczane są nudnymi grafikami pogody na kolejne tygodnie, gdyż reszta mieszkańców nie podziela ich pasji, chcąc jedynie słonecznej pogody, co najwyżej od czasu do czasu przeplatanej jakąś mżawką. No i tu do akcji wkracza Rainbow Dash, pragnąca w końcu spełnić marzenia. W tym celu postanawia zorganizować tytułowy „Tydzień Uznania dla Ekstremalnej Pogody”, podczas którego pegazy będą mogły dać upust swym głęboko skrywanym fantazjom. Oczywiście nie obędzie się bez pewnych komplikacji, takich jak chociażby opór reszty mieszkańców, ale i na to tęczowogrzywa pegaz znajdzie sposób.</text:p>
      <text:p text:style-name="P6">Kreacja Rainbow, jako że jest ona główną bohaterką, siłą rzeczy wysuwa się naprzód, ale tu chyba nie ma co narzekać. Jest ona bliska tej serialowej – nudzi ją szara (czy może lepiej – słoneczna) codzienność i korci ją do rzeczy ekscytujących, a gdy już się za coś weźmie, to nic a nic nie jest w stanie jej powstrzymać. Co niektórzy mogliby się tylko wykłócać, że przecież Rainbow z serialu jest głupia jak but, a tutaj jednak potrafi zrobić użytek ze sprytu i inteligencji. Występuje też parę postaci drugo- i trzecioplanowych, z których najbardziej w pamięć zapadła mi Flitter, pełniąca rolę pomagierki tęczowogrzywej. Trzeba przyznać, że obie klacze dobrze się nawzajem uzupełniają, a relacja pomiędzy nimi nie wydaje się sztuczna.</text:p>
      <text:p text:style-name="P6">Opowiadanie napisane zostało przystępną angielszczyzną (a przynajmniej jak dla licealisty, jednak młodsi czytelnicy też powinni dać sobie radę z lekturą). Pod względem formy też nic dodać, nic ująć – zarówno potknięć stylistycznych, jak i przekombinowania tu nie uświadczycie. Humoru może nie ma aż tyle, by uśmiać się do łez, ale jednak lektura zapewnia trochę uciechy. Tak więc, jeśli kochacie plasterki życia z dodatkiem elementów humorystycznych, bądź też po prostu macie chętkę na coś spokojniejszego, to ten fanfik jest właśnie dla was. To dobry wybór na jakąś nieco dłuższą przerwę. Moja ocena to 9/10. Pozdrawiam i zapraszam do lektury.</text:p>
      <text:p text:style-name="P6">Baner:</text:p>
      <text:p text:style-name="P2"><text:a xlink:type="simple" xlink:href="https://trombonyponypie.deviantart.com/art/Call-In-The-Weather-Patrol-669848226" text:style-name="Internet_20_link" text:visited-style-name="Visited_20_Internet_20_Link"><text:span text:style-name="T2">https://trombonyponypie.deviantart.com/art/Call-In-The-Weather-Patrol-669848226</text:span></text:a></text:p>
      <text:p text:style-name="P2"><text:soft-page-break/><text:a xlink:type="simple" xlink:href="https://orig00.deviantart.net/8be7/f/2017/078/4/b/call_in_the_weather_patrol__by_trombonyponypie-db2t676.png" text:style-name="Internet_20_link" text:visited-style-name="Visited_20_Internet_20_Link"><text:span text:style-name="T2">https://orig00.deviantart.net/8be7/f/2017/078/4/b/call_in_the_weather_patrol__by_trombonyponypie-db2t676.png</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3.2$Windows_X86_64 LibreOffice_project/92a7159f7e4af62137622921e809f8546db437e5</meta:generator>
    <dc:date>2018-02-21T20:51:27.347000000</dc:date>
    <meta:editing-duration>PT1H48M48S</meta:editing-duration>
    <meta:editing-cycles>1</meta:editing-cycles>
    <meta:document-statistic meta:table-count="0" meta:image-count="0" meta:object-count="0" meta:page-count="2" meta:paragraph-count="11" meta:word-count="416" meta:character-count="2967" meta:non-whitespace-character-count="2558"/>
  </office:meta>
</office:document-meta>
</file>